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8cm" fo:margin-left="-0.199cm" table:align="left" style:writing-mode="lr-tb"/>
    </style:style>
    <style:style style:name="Table1.A" style:family="table-column">
      <style:table-column-properties style:column-width="3.163cm"/>
    </style:style>
    <style:style style:name="Table1.B" style:family="table-column">
      <style:table-column-properties style:column-width="12.8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8cm" fo:margin-left="-0.199cm" table:align="left" style:writing-mode="lr-tb"/>
    </style:style>
    <style:style style:name="Table2.A" style:family="table-column">
      <style:table-column-properties style:column-width="9.239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723cm" fo:keep-together="auto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text-align="center" style:justify-single-word="false" fo:orphans="0" fo:widows="0" style:text-autospace="none"/>
    </style:style>
    <style:style style:name="P4" style:family="paragraph" style:parent-style-name="Standard">
      <style:paragraph-properties fo:margin-top="0cm" fo:margin-bottom="0.212cm" loext:contextual-spacing="false" fo:text-align="start" style:justify-single-word="false"/>
      <style:text-properties fo:color="#070fa9" style:font-name="Times New Roman" fo:font-size="11pt" style:font-size-asian="11pt" style:font-name-complex="Times New Roman" style:font-size-complex="11pt" style:font-style-complex="italic"/>
    </style:style>
    <style:style style:name="P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6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officeooo:rsid="0029d7a1" officeooo:paragraph-rsid="0029d7a1" style:font-size-asian="11pt" style:font-name-complex="Times New Roman" style:font-size-complex="11pt" style:font-style-complex="italic"/>
    </style:style>
    <style:style style:name="P7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P9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style:font-size-asian="11pt" style:font-name-complex="Times New Roman" style:font-size-complex="11pt" style:font-style-complex="italic"/>
    </style:style>
    <style:style style:name="P10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/>
    </style:style>
    <style:style style:name="P11" style:family="paragraph" style:parent-style-name="Header">
      <style:paragraph-properties fo:margin-top="0cm" fo:margin-bottom="0.212cm" loext:contextual-spacing="false" fo:text-align="start" style:justify-single-word="false"/>
      <style:text-properties fo:color="#000000" style:font-name="Arial1" fo:font-size="11pt" fo:font-style="normal" fo:font-weight="normal" officeooo:rsid="001efa21" officeooo:paragraph-rsid="0022871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Header">
      <style:paragraph-properties fo:margin-top="0.212cm" fo:margin-bottom="0.212cm" loext:contextual-spacing="false" fo:text-align="start" style:justify-single-word="false">
        <style:tab-stops/>
      </style:paragraph-properties>
      <style:text-properties fo:color="#070fa9" style:font-name="Times New Roman" fo:font-size="11pt" fo:font-style="italic" style:font-size-asian="11pt" style:font-style-asian="italic" style:font-name-complex="Times New Roman" style:font-size-complex="11pt" style:font-style-complex="italic" style:font-weight-complex="bold"/>
    </style:style>
    <style:style style:name="P13" style:family="paragraph" style:parent-style-name="Header">
      <style:text-properties officeooo:rsid="001efa21" officeooo:paragraph-rsid="001efa21"/>
    </style:style>
    <style:style style:name="P14" style:family="paragraph" style:parent-style-name="Header">
      <style:text-properties style:use-window-font-color="true" fo:font-size="11pt" fo:font-style="normal" fo:font-weight="normal" officeooo:rsid="001efa21" officeooo:paragraph-rsid="001efa2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Header">
      <style:text-properties fo:color="#000000" fo:font-size="11pt" fo:font-style="normal" fo:font-weight="normal" officeooo:rsid="001efa21" officeooo:paragraph-rsid="001efa2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er">
      <style:text-properties fo:color="#000000" fo:font-size="11pt" fo:font-style="normal" fo:font-weight="normal" officeooo:rsid="001efa21" officeooo:paragraph-rsid="0022871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size="16pt" fo:font-weight="bold" style:font-size-asian="16pt" style:font-weight-asian="bold" style:font-weight-complex="bold"/>
    </style:style>
    <style:style style:name="P18" style:family="paragraph" style:parent-style-name="Standard" style:list-style-name="L1">
      <style:paragraph-properties fo:margin-top="0.212cm" fo:margin-bottom="0.212cm" loext:contextual-spacing="false"/>
      <style:text-properties officeooo:rsid="00272b04" officeooo:paragraph-rsid="00272b04"/>
    </style:style>
    <style:style style:name="P19" style:family="paragraph" style:parent-style-name="Standard" style:list-style-name="L1">
      <style:paragraph-properties fo:margin-top="0.212cm" fo:margin-bottom="0.212cm" loext:contextual-spacing="false"/>
      <style:text-properties fo:color="#000000" officeooo:rsid="00272b04" officeooo:paragraph-rsid="00272b04"/>
    </style:style>
    <style:style style:name="P20" style:family="paragraph" style:parent-style-name="Standard" style:list-style-name="L1">
      <style:paragraph-properties fo:margin-top="0.212cm" fo:margin-bottom="0.212cm" loext:contextual-spacing="false"/>
      <style:text-properties fo:color="#000000" style:font-name="Times New Roman" fo:font-size="11pt" officeooo:rsid="00272b04" officeooo:paragraph-rsid="00272b04" style:font-size-asian="11pt" style:font-name-complex="Times New Roman" style:font-size-complex="11pt" style:font-style-complex="italic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070fa9" style:font-name="Times New Roman" fo:font-size="11pt" officeooo:rsid="0022d827" officeooo:paragraph-rsid="0022d827" style:font-size-asian="11pt" style:font-name-complex="Times New Roman" style:font-size-complex="11pt" style:font-style-complex="italic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272b04" officeooo:paragraph-rsid="00272b04" style:font-size-asian="11pt" style:font-name-complex="Times New Roman" style:font-size-complex="11pt" style:font-style-complex="italic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272b04" officeooo:paragraph-rsid="00281508" style:font-size-asian="11pt" style:font-name-complex="Times New Roman" style:font-size-complex="11pt" style:font-style-complex="italic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281508" officeooo:paragraph-rsid="00281508" style:font-size-asian="11pt" style:font-name-complex="Times New Roman" style:font-size-complex="11pt" style:font-style-complex="italic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31f7cb" officeooo:paragraph-rsid="0031f7cb" style:font-size-asian="11pt" style:font-name-complex="Times New Roman" style:font-size-complex="11pt" style:font-style-complex="italic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1pt" fo:font-style="italic" officeooo:rsid="003553a1" officeooo:paragraph-rsid="003553a1" style:font-size-asian="11pt" style:font-style-asian="italic" style:font-name-complex="Times New Roman" style:font-size-complex="11pt" style:font-style-complex="italic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fo:font-style="italic" officeooo:rsid="003553a1" officeooo:paragraph-rsid="003553a1" style:font-size-asian="11pt" style:font-style-asian="italic" style:font-name-complex="Times New Roman" style:font-size-complex="11pt" style:font-style-complex="italic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officeooo:rsid="003553a1" officeooo:paragraph-rsid="003553a1" style:font-size-asian="11pt" style:font-name-complex="Times New Roman" style:font-size-complex="11pt" style:font-style-complex="italic"/>
    </style:style>
    <style:style style:name="P29" style:family="paragraph" style:parent-style-name="Heading_20_1">
      <style:paragraph-properties fo:margin-top="0.212cm" fo:margin-bottom="0.212cm" loext:contextual-spacing="false"/>
    </style:style>
    <style:style style:name="P30" style:family="paragraph" style:parent-style-name="Heading_20_1">
      <style:paragraph-properties fo:margin-top="0.212cm" fo:margin-bottom="0.212cm" loext:contextual-spacing="false"/>
      <style:text-properties officeooo:paragraph-rsid="0022871b"/>
    </style:style>
    <style:style style:name="P31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weight="normal" officeooo:rsid="0022871b" officeooo:paragraph-rsid="0022871b" style:font-size-asian="11pt" style:font-weight-asian="normal" style:font-name-complex="Times New Roman" style:font-size-complex="11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style:text-position="super 58%" fo:font-size="16pt" fo:font-weight="bold" style:font-size-asian="16pt" style:font-weight-asian="bold" style:font-weight-complex="bold"/>
    </style:style>
    <style:style style:name="T4" style:family="text">
      <style:text-properties fo:font-size="11pt" fo:font-style="normal" style:font-size-asian="11pt" style:font-style-asian="normal" style:font-name-complex="Times New Roman" style:font-size-complex="11pt"/>
    </style:style>
    <style:style style:name="T5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6" style:family="text">
      <style:text-properties style:font-name="Times New Roman" fo:font-size="11pt" officeooo:rsid="0022d827" style:font-size-asian="11pt" style:font-name-complex="Times New Roman" style:font-size-complex="11pt" style:font-style-complex="italic"/>
    </style:style>
    <style:style style:name="T7" style:family="text">
      <style:text-properties style:font-name="Times New Roman" fo:font-size="11pt" officeooo:rsid="0029d7a1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3553a1" style:font-size-asian="11pt" style:font-name-complex="Times New Roman" style:font-size-complex="11pt" style:font-style-complex="italic"/>
    </style:style>
    <style:style style:name="T9" style:family="text">
      <style:text-properties officeooo:rsid="00245725" style:font-name-complex="Times New Roman"/>
    </style:style>
    <style:style style:name="T10" style:family="text">
      <style:text-properties officeooo:rsid="002db651" style:font-name-complex="Times New Roman"/>
    </style:style>
    <style:style style:name="T11" style:family="text">
      <style:text-properties officeooo:rsid="002e7d2f" style:font-name-complex="Times New Roman"/>
    </style:style>
    <style:style style:name="T12" style:family="text">
      <style:text-properties officeooo:rsid="00245725"/>
    </style:style>
    <style:style style:name="T13" style:family="text">
      <style:text-properties officeooo:rsid="00281508"/>
    </style:style>
    <style:style style:name="T14" style:family="text">
      <style:text-properties officeooo:rsid="0029d7a1"/>
    </style:style>
    <style:style style:name="T15" style:family="text">
      <style:text-properties officeooo:rsid="0031f7cb"/>
    </style:style>
    <style:style style:name="T16" style:family="text">
      <style:text-properties officeooo:rsid="0032331f"/>
    </style:style>
    <style:style style:name="T17" style:family="text">
      <style:text-properties officeooo:rsid="003553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CT PLAN DOCUMENT</text:p>
      <text:p text:style-name="P3"><text:span text:style-name="T2">(Due: 3</text:span><text:span text:style-name="T3">rd </text:span><text:span text:style-name="T2">September, 2017)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Project number</text:p>
          </table:table-cell>
          <table:table-cell table:style-name="Table1.B1" office:value-type="string">
            <text:p text:style-name="P13">SSAD47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14">Boostr Sales Assistant Bot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Header">Project Plan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15">September 6 2017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15">Buggana Sathvik Sanjeev</text:p>
            <text:p text:style-name="P15">Mugdha Yashodhan Abhyankar</text:p>
            <text:p text:style-name="P15">Ayila Koushik Sai Achyuth</text:p>
            <text:p text:style-name="P15"/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15">Chirag Chowdhary, NebulaeSoft </text:p>
          </table:table-cell>
        </table:table-row>
      </table:table>
      <text:h text:style-name="P29" text:outline-level="1">Brief problem statement </text:h>
      <text:p text:style-name="P31">Boostrs’ primary goal is to enhance sales by computing and analyzing profitable behavior</text:p>
      <text:p text:style-name="P31">among different companies based on their lead values. The project at hand essentially</text:p>
      <text:p text:style-name="P31">consists of two parts. The first part renders API’s for the development of a dashboard</text:p>
      <text:p text:style-name="P31">depicting a sales summary page, a sales pipeline page, and a sales performance page. It</text:p>
      <text:p text:style-name="P31">also analyses the number of times users access certain news content. The second part is</text:p>
      <text:p text:style-name="P31">about <text:s/>building <text:s/>a <text:s/>sales <text:s/>assistant <text:s/>(chat <text:s/>bot) <text:s/>where <text:s/>a <text:s/>user can <text:s/>ask <text:s/>questions <text:s/>in natural</text:p>
      <text:p text:style-name="P31">language and get insights from his data in a conversational format. </text:p>
      <text:h text:style-name="P30" text:outline-level="1">Team Members</text:h>
      <text:p text:style-name="P16">Buggana Sathvik Sanjeev – <text:span text:style-name="T12">Backend development, Overall Stats Model, API and Periodic updation of overall Stats. Point of Contact with Client </text:span></text:p>
      <text:p text:style-name="P16">Mugdha Yashodhan Abhyankar – <text:span text:style-name="T12">Backend Developemnt, Deal Summary Calculator, API and <text:s/>Monthly stats generation, Point of Contact with Client </text:span></text:p>
      <text:p text:style-name="P11"><text:span text:style-name="T4">Ayila Koushik Sai Achyuth <text:s/>- </text:span><text:span text:style-name="T9">Backend Development, </text:span><text:span text:style-name="T11">Sales Pipeline stats generation, API and Periodic generation of Pipline Stats, </text:span><text:span text:style-name="T10">Point of contact with TA</text:span></text:p>
      <text:h text:style-name="P29" text:outline-level="1">Team Communication</text:h>
      <text:list xml:id="list7229658590032265203" text:style-name="L1">
        <text:list-item>
          <text:p text:style-name="P18">Git<text:span text:style-name="T13">L</text:span>ab</text:p>
        </text:list-item>
        <text:list-item>
          <text:p text:style-name="P19"><text:soft-page-break/><text:span text:style-name="T6">M</text:span><text:span text:style-name="T5">eetings ( Atleast twice a week)</text:span></text:p>
        </text:list-item>
        <text:list-item>
          <text:p text:style-name="P20">Informally via Messenger</text:p>
        </text:list-item>
      </text:list>
      <text:p text:style-name="P21"><text:tab/></text:p>
      <text:h text:style-name="P29" text:outline-level="1">Development Environment</text:h>
      <text:p text:style-name="P22">Programming Languages :</text:p>
      <text:p text:style-name="P22"><text:tab/>Java Script</text:p>
      <text:p text:style-name="P25">Softwares Used:</text:p>
      <text:p text:style-name="P25"><text:tab/>NodeJs, <text:s/>ExpressJs, MongoDb, Mongoose, <text:s/>Cron.js, Morgon.Js, Winston..js, <text:s/><text:span text:style-name="T16">Async.Js , Kue.Js</text:span></text:p>
      <text:p text:style-name="P24">Documentation Languages:</text:p>
      <text:p text:style-name="P24"><text:tab/>Markdown</text:p>
      <text:p text:style-name="P22">Collaboration Tools:</text:p>
      <text:p text:style-name="P22"><text:tab/>Gitlab, Git</text:p>
      <text:p text:style-name="P24">Editors:</text:p>
      <text:p text:style-name="P24"><text:tab/>Vim , Atom</text:p>
      <text:p text:style-name="P24">Api Development:</text:p>
      <text:p text:style-name="P24"><text:tab/>Postman, <text:span text:style-name="T17">Swagger </text:span></text:p>
      <text:p text:style-name="P24">Database Manipulation:</text:p>
      <text:p text:style-name="P24"><text:tab/>MongoDb-Compass, <text:span text:style-name="T15">Mongo</text:span></text:p>
      <text:p text:style-name="P23"/>
      <text:h text:style-name="P29" text:outline-level="1">Milestone Schedule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Milestone</text:p>
          </table:table-cell>
          <table:table-cell table:style-name="Table2.A1" office:value-type="string">
            <text:p text:style-name="P5">Due Date</text:p>
          </table:table-cell>
          <table:table-cell table:style-name="Table2.A1" office:value-type="string">
            <text:p text:style-name="P5">Release</text:p>
          </table:table-cell>
          <table:table-cell table:style-name="Table2.D1" office:value-type="string">
            <text:p text:style-name="P5">Deliverable?</text:p>
          </table:table-cell>
        </table:table-row>
        <table:table-row table:style-name="Table2.1">
          <table:table-cell table:style-name="Table2.A1" office:value-type="string">
            <text:p text:style-name="P8">Create draft requirements</text:p>
          </table:table-cell>
          <table:table-cell table:style-name="Table2.A1" office:value-type="string">
            <text:p text:style-name="P10"><text:span text:style-name="T7">28</text:span><text:span text:style-name="T5">/08/1</text:span><text:span text:style-name="T8">7</text:span></text:p>
          </table:table-cell>
          <table:table-cell table:style-name="Table2.A1" office:value-type="string">
            <text:p text:style-name="P9">R1</text:p>
          </table:table-cell>
          <table:table-cell table:style-name="Table2.D1" office:value-type="string">
            <text:p text:style-name="P9">No</text:p>
          </table:table-cell>
        </table:table-row>
        <table:table-row table:style-name="Table2.1">
          <table:table-cell table:style-name="Table2.A1" office:value-type="string">
            <text:p text:style-name="P8">Finalize requirements</text:p>
          </table:table-cell>
          <table:table-cell table:style-name="Table2.A1" office:value-type="string">
            <text:p text:style-name="P9"><text:span text:style-name="T14">10</text:span>/9/1<text:span text:style-name="T17">7</text:span></text:p>
          </table:table-cell>
          <table:table-cell table:style-name="Table2.A1" office:value-type="string">
            <text:p text:style-name="P9">R1</text:p>
          </table:table-cell>
          <table:table-cell table:style-name="Table2.D1" office:value-type="string">
            <text:p text:style-name="P9">Yes</text:p>
          </table:table-cell>
        </table:table-row>
        <table:table-row table:style-name="Table2.1">
          <table:table-cell table:style-name="Table2.A1" office:value-type="string">
            <text:p text:style-name="P26">Stats Calculator</text:p>
          </table:table-cell>
          <table:table-cell table:style-name="Table2.A1" office:value-type="string">
            <text:p text:style-name="P26">10/10/17</text:p>
          </table:table-cell>
          <table:table-cell table:style-name="Table2.A1" office:value-type="string">
            <text:p text:style-name="P28">R1</text:p>
          </table:table-cell>
          <table:table-cell table:style-name="Table2.D1" office:value-type="string">
            <text:p text:style-name="P28">Yes</text:p>
          </table:table-cell>
        </table:table-row>
        <table:table-row table:style-name="Table2.1">
          <table:table-cell table:style-name="Table2.A5" office:value-type="string">
            <text:p text:style-name="P26">Work on Api’s </text:p>
          </table:table-cell>
          <table:table-cell table:style-name="Table2.A5" office:value-type="string">
            <text:p text:style-name="P26">10/10/17</text:p>
          </table:table-cell>
          <table:table-cell table:style-name="Table2.A5" office:value-type="string">
            <text:p text:style-name="P6">R1</text:p>
          </table:table-cell>
          <table:table-cell table:style-name="Table2.D5" office:value-type="string">
            <text:p text:style-name="P6">Yes</text:p>
          </table:table-cell>
        </table:table-row>
        <table:table-row table:style-name="Table2.1">
          <table:table-cell table:style-name="Table2.A1" office:value-type="string">
            <text:p text:style-name="P27">Complete API wortk</text:p>
          </table:table-cell>
          <table:table-cell table:style-name="Table2.A1" office:value-type="string">
            <text:p text:style-name="P27">10/11/17</text:p>
          </table:table-cell>
          <table:table-cell table:style-name="Table2.A1" office:value-type="string">
            <text:p text:style-name="P6">R2</text:p>
          </table:table-cell>
          <table:table-cell table:style-name="Table2.D1" office:value-type="string">
            <text:p text:style-name="P6">Yes</text:p>
          </table:table-cell>
        </table:table-row>
        <table:table-row table:style-name="Table2.7">
          <table:table-cell table:style-name="Table2.A1" office:value-type="string">
            <text:p text:style-name="P27">Periodic Stats calculation, </text:p>
          </table:table-cell>
          <table:table-cell table:style-name="Table2.A1" office:value-type="string">
            <text:p text:style-name="P27">10/11/17</text:p>
          </table:table-cell>
          <table:table-cell table:style-name="Table2.A1" office:value-type="string">
            <text:p text:style-name="P28">R2</text:p>
          </table:table-cell>
          <table:table-cell table:style-name="Table2.D1" office:value-type="string">
            <text:p text:style-name="P28">Yes</text:p>
          </table:table-cell>
        </table:table-row>
        <table:table-row table:style-name="Table2.7">
          <table:table-cell table:style-name="Table2.A5" office:value-type="string">
            <text:p text:style-name="P27">Complete Documentation</text:p>
          </table:table-cell>
          <table:table-cell table:style-name="Table2.A5" office:value-type="string">
            <text:p text:style-name="P27">12/11/17</text:p>
          </table:table-cell>
          <table:table-cell table:style-name="Table2.A5" office:value-type="string">
            <text:p text:style-name="P28">R2</text:p>
          </table:table-cell>
          <table:table-cell table:style-name="Table2.D5" office:value-type="string">
            <text:p text:style-name="P28">Ye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423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97cm" fo:margin-left="-0.191cm" table:align="left" style:writing-mode="lr-tb"/>
    </style:style>
    <style:style style:name="Table3.A" style:family="table-column">
      <style:table-column-properties style:column-width="7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Project Pla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16-08-08T11:33:00</meta:creation-date>
    <dc:date>2017-11-11T23:38:25.979811350</dc:date>
    <meta:print-date>2005-10-11T13:29:00</meta:print-date>
    <meta:editing-cycles>10</meta:editing-cycles>
    <meta:editing-duration>PT38M13S</meta:editing-duration>
    <meta:generator>LibreOffice/5.1.6.2$Linux_X86_64 LibreOffice_project/10m0$Build-2</meta:generator>
    <meta:document-statistic meta:table-count="3" meta:image-count="0" meta:object-count="0" meta:page-count="2" meta:paragraph-count="84" meta:word-count="306" meta:character-count="2061" meta:non-whitespace-character-count="1803"/>
  </office:meta>
</office:document-meta>
</file>